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gg sans" svg:font-family="'gg sans', 'Noto Sans', 'Helvetica Neue', Helvetica, Arial, sans-serif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3" style:family="paragraph" style:parent-style-name="Standard">
      <style:paragraph-properties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6" style:family="paragraph" style:parent-style-name="Standard">
      <style:paragraph-properties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font-variant="normal" fo:text-transform="none" style:font-name="gg sans" fo:font-size="12pt" fo:letter-spacing="normal" fo:font-style="normal" fo:font-weight="normal" style:font-name-asian="ArialMT" style:font-size-asian="12pt" style:font-name-complex="ArialMT" style:font-size-complex="12pt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style:font-name="ArialMT" fo:font-size="12pt" style:font-name-asian="ArialMT" style:font-size-asian="12pt" style:font-name-complex="ArialMT" style:font-size-complex="12pt"/>
    </style:style>
    <style:style style:name="P10" style:family="paragraph" style:parent-style-name="Heading_20_1">
      <style:text-properties style:font-name="ArialMT" fo:font-size="12pt" style:font-name-asian="ArialMT" style:font-size-asian="12pt" style:font-name-complex="ArialMT" style:font-size-complex="12pt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5"/>
    <style:style style:name="P15" style:family="paragraph" style:parent-style-name="Text_20_body" style:list-style-name="L7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>
      <style:text-properties style:font-name="ArialMT" fo:font-size="12pt" style:font-name-asian="ArialMT" style:font-size-asian="12pt" style:font-name-complex="ArialM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Heinrich-Heine-Universität Düsseldorf</text:p>
      <text:p text:style-name="P2">Dr. Konrad Völkel</text:p>
      <text:p text:style-name="P4"/>
      <text:p text:style-name="P4"/>
      <text:p text:style-name="P4"/>
      <text:p text:style-name="P4">Bachelorarbeit</text:p>
      <text:p text:style-name="P2"/>
      <text:p text:style-name="P7">Regressionsmodelle für Eingliederungshilfeleistungen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Verfasserin:</text:p>
      <text:p text:style-name="P1">Ina Backes-Schulz</text:p>
      <text:p text:style-name="P1">Stürzelberger Str. 52</text:p>
      <text:p text:style-name="P1">inbac101@hhu.de</text:p>
      <text:p text:style-name="P1">Matrikelnummer: 3093098</text:p>
      <text:p text:style-name="P1">Informatik B.Sc.</text:p>
      <text:p text:style-name="P1"/>
      <text:p text:style-name="P1"/>
      <text:p text:style-name="P1"/>
      <text:p text:style-name="P1"/>
      <text:p text:style-name="P1"/>
      <text:p text:style-name="P6">Abgabedatum:</text:p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8">1.Abstract<text:tab/>2</text:p>
          <text:p text:style-name="P8">2.Einleitung<text:tab/>2</text:p>
          <text:p text:style-name="P8">3.Theoretischer Hintergrund<text:tab/>2</text:p>
          <text:p text:style-name="P8">4.Datenbasis und Methodik<text:tab/>2</text:p>
          <text:p text:style-name="P8">5.Explorative Datenanalysis<text:tab/>2</text:p>
          <text:p text:style-name="P8">6.Regressionsanalyse<text:tab/>2</text:p>
          <text:p text:style-name="P8">7.Diskussion der Ergebnisse<text:tab/>2</text:p>
          <text:p text:style-name="P8">8.Zusammenfassung<text:tab/>2</text:p>
          <text:p text:style-name="P8">9.Literaturverzeichnis<text:tab/>2</text:p>
          <text:p text:style-name="P8">10.Eigenständigkeitserklärung und Übersicht verwendeter Hilfsmittel<text:tab/>2</text:p>
        </text:index-body>
      </text:table-of-content>
      <text:p text:style-name="P3"/>
      <text:h text:style-name="Heading_20_1" text:outline-level="1">Abstract</text:h>
      <text:p text:style-name="Text_20_body"/>
      <text:p text:style-name="Text_20_body"/>
      <text:p text:style-name="Text_20_body"/>
      <text:h text:style-name="Heading_20_1" text:outline-level="1">Einleitung</text:h>
      <text:p text:style-name="Text_20_body">1,5 seiten</text:p>
      <text:p text:style-name="Text_20_body">Motivation und Problemstellung</text:p>
      <text:p text:style-name="Text_20_body">Zielsetzung und Forschungsfragen</text:p>
      <text:h text:style-name="Heading_20_1" text:outline-level="1">Theoretischer Hintergrund</text:h>
      <text:h text:style-name="Heading_20_2" text:outline-level="2">Eingliederungshilfe nach §35a SGB VIII – rechtlicher Rahmen</text:h>
      <text:h text:style-name="Heading_20_2" text:outline-level="2">Zuständigkeiten in NRW</text:h>
      <text:h text:style-name="Heading_20_2" text:outline-level="2">Relevante Einflussfaktoren – bisheriger Stand der Forschung</text:h>
      <text:list xml:id="list4946355744462609487" text:style-name="L2">
        <text:list-item>
          <text:p text:style-name="P12"><text:span text:style-name="Strong_20_Emphasis">Sehr hohe regionale Streuung</text:span><text:line-break/>Die Inanspruchnahme von Eingliederungshilfen nach § 35a SGB VIII variiert auf kommunaler Ebene extrem stark. Selbst nach Bereinigung von Ausreißern bleibt eine Spannweite mit einem Faktor von rund 9 bestehen. Die regionalen Unterschiede sind deutlich ausgeprägter als bei den Hilfen zur Erziehung.</text:p>
        </text:list-item>
        <text:list-item>
          <text:p text:style-name="P12"><text:span text:style-name="Strong_20_Emphasis">Dynamischer Ausbau seit 2010</text:span><text:line-break/>Seit 2010 ist in fast allen Jugendamtsbezirken ein deutlicher Anstieg der 35a-Hilfen zu beobachten. Aus einer stark rechtsschiefen Verteilung entwickelte sich bis 2020 ein breites „Mittelfeld“. 35a-Hilfen sind inzwischen flächendeckend ein etablierter Bestandteil der Kinder- und Jugendhilfe, allerdings mit weiterhin stark variierender quantitativer Bedeutung.</text:p>
        </text:list-item>
        <text:list-item>
          <text:p text:style-name="P12"><text:span text:style-name="Strong_20_Emphasis">Regionale Muster: Rheinland vs. Westfalen-Lippe</text:span><text:line-break/>Im Rheinland liegen die Inanspruchnahmequoten systematisch höher als in Westfalen-Lippe. Ob diese Unterschiede primär auf unterschiedliche kommunale Strukturen oder auf weitere <text:soft-page-break/>institutionelle bzw. fachliche Faktoren zurückzuführen sind, bleibt offen und wird explizit als Analysebedarf benannt.</text:p>
        </text:list-item>
        <text:list-item>
          <text:p text:style-name="P12"><text:span text:style-name="Strong_20_Emphasis">Strukturtyp wichtiger als soziale Belastung</text:span><text:line-break/>Anders als bei den Hilfen zur Erziehung zeigt sich kein Zusammenhang zwischen 35a-Quote und Belastungsklassen. Deutlich sind jedoch Unterschiede nach Strukturtyp:<text:line-break/>kreisfreie Städte &gt; große kreisangehörige Städte &gt; Landkreise.</text:p>
        </text:list-item>
        <text:list-item>
          <text:p text:style-name="P12"><text:span text:style-name="Strong_20_Emphasis">Schwacher Zusammenhang zu Hilfen zur Erziehung</text:span><text:line-break/>Zwischen der Inanspruchnahme von 35a-Hilfen und ambulanten Hilfen zur Erziehung besteht ein schwach positiver Zusammenhang. </text:p>
        </text:list-item>
        <text:list-item>
          <text:p text:style-name="P12"><text:span text:style-name="Strong_20_Emphasis">Keine kommunale Korrelation zu SGB IX</text:span><text:line-break/>Das Verhältnis von Eingliederungshilfen nach SGB VIII (§ 35a) und SGB IX variiert stark zwischen Kommunen. Statistisch zeigt sich jedoch kein Zusammenhang der Inanspruchnahmequoten auf kommunaler Ebene.</text:p>
        </text:list-item>
        <text:list-item>
          <text:p text:style-name="P12"><text:span text:style-name="Strong_20_Emphasis">Soziale Selektivität auf Individualebene</text:span><text:line-break/>Auf Individualdatenebene sind bestimmte Lebenslagen überrepräsentiert:</text:p>
          <text:list>
            <text:list-item>
              <text:p text:style-name="P12">Alleinerziehendenhaushalte (stark überrepräsentiert)</text:p>
            </text:list-item>
            <text:list-item>
              <text:p text:style-name="P12">Transferleistungsbezug (überrepräsentiert)</text:p>
            </text:list-item>
            <text:list-item>
              <text:p text:style-name="P12">Hinweise auf einen Mittelschichtsbias bei ambulanten 35a-Hilfen</text:p>
            </text:list-item>
            <text:list-item>
              <text:p text:style-name="P12">Geringere Anteile von Familien mit nichtdeutscher Familiensprache im Vergleich zu Hilfen zur Erziehung</text:p>
            </text:list-item>
          </text:list>
          <text:p text:style-name="P12">Wichtig: Diese Befunde stammen aus Individualstatistiken und lassen sich nicht automatisch auf die kommunale Ebene übertragen.</text:p>
          <text:p text:style-name="P12"><text:span text:style-name="Strong_20_Emphasis"/></text:p>
        </text:list-item>
      </text:list>
      <text:h text:style-name="Heading_20_1" text:outline-level="1">Datenbasis und Aufbereitung</text:h>
      <text:p text:style-name="Text_20_body"><text:span text:style-name="Emphasis">Strukturelle Merkmale</text:span></text:p>
      <text:list xml:id="list888833079331095274" text:style-name="L3">
        <text:list-item>
          <text:p text:style-name="P13">Strukturtyp (kreisfreie Stadt, große kreisangehörige Stadt, Landkreis)</text:p>
        </text:list-item>
        <text:list-item>
          <text:p text:style-name="P13">Bevölkerungsdichte</text:p>
        </text:list-item>
        <text:list-item>
          <text:p text:style-name="P13">Kinder- und Jugendpsychiater*innen- und Kinderärzt*innendichte als Proxy für med. Infrastruktur (auch als Proxy für Wahrnehmung psychischer Erkrankungen) </text:p>
        </text:list-item>
        <text:list-item>
          <text:p text:style-name="P13">Regionale Zugehörigkeit bzw Landesjugendamt (Rheinland vs. Westfalen-Lippe)</text:p>
          <text:p text:style-name="P13"/>
        </text:list-item>
      </text:list>
      <text:p text:style-name="Text_20_body"><text:span text:style-name="Emphasis">Demografische und sozioökonomische Variablen</text:span></text:p>
      <text:list xml:id="list4763875403194470974" text:style-name="L23">
        <text:list-item>
          <text:p text:style-name="P27">SGB II Quote</text:p>
        </text:list-item>
        <text:list-item>
          <text:p text:style-name="P27">Bildungsniveau <text:s/>(Achtung! Schulabschlüsse werden für sozialversicherungspflichtige dargestellt (einzig verfügbare aktuelle quelle). Somit sind alle nicht-erwerbstätigen hier nicht abgebildet)</text:p>
        </text:list-item>
      </text:list>
      <text:p text:style-name="Text_20_body"/>
      <text:p text:style-name="Text_20_body">Optional:</text:p>
      <text:list xml:id="list3121176374638253378" text:style-name="L24">
        <text:list-item>
          <text:p text:style-name="P28">Verhältnis ambulante Hilfen zur Erziehung vs. § 35a-Hilfen (~0,3 Korrelation laut Quelle)</text:p>
        </text:list-item>
        <text:list-item>
          <text:p text:style-name="P28"><text:soft-page-break/>Poolschulen oder andere besondere Projekte (nur für einzelne Städte auswertbar)</text:p>
        </text:list-item>
        <text:list-item>
          <text:p text:style-name="P28">Wahlverhalten (als weiterer Proxy für Wahrnehmung psychischer Erkrankungen)</text:p>
        </text:list-item>
        <text:list-item>
          <text:p text:style-name="P28">Leistungserbringer/Angebote (Träger, Therapieplätze) pro Kreis</text:p>
          <text:p text:style-name="P28"/>
        </text:list-item>
      </text:list>
      <text:p text:style-name="Text_20_body">Nicht verfügbar oder bewusst nicht betrachtet: </text:p>
      <text:list xml:id="list5416413109061867795" text:style-name="L25">
        <text:list-item>
          <text:p text:style-name="P29">Einkommen (nur bis 2022), kjps auf kreisebene, familienform nur bis 2019 oder nur auf landesebene</text:p>
        </text:list-item>
        <text:list-item>
          <text:p text:style-name="P29">Familienform (nur bis 2019 oder Landesebene)</text:p>
        </text:list-item>
        <text:list-item>
          <text:p text:style-name="P29">Zusammenhang SGB IX (keine Korrelation laut Quelle)</text:p>
        </text:list-item>
        <text:list-item>
          <text:p text:style-name="P29">Förderschulanteil/Schulform (Schulen des gemeinsamen Lernens würden nicht abgebildet, verzerrt das Ergebnis)</text:p>
        </text:list-item>
        <text:list-item>
          <text:p text:style-name="P29">Belastung des JA (kein Zusammenhang laut Quelle)</text:p>
        </text:list-item>
      </text:list>
      <text:p text:style-name="Text_20_body"/>
      <text:p text:style-name="Text_20_body">Durch bisherige Erkenntnisse ergänzt:</text:p>
      <text:p text:style-name="Text_20_body"/>
      <text:list xml:id="list35414157" text:continue-numbering="true" text:style-name="L25">
        <text:list-header>
          <text:p text:style-name="P29"/>
        </text:list-header>
      </text:list>
      <text:p text:style-name="Text_20_body">Aufbereitung jeweils beschreiben</text:p>
      <text:p text:style-name="Text_20_body"/>
      <text:p text:style-name="Text_20_body"/>
      <text:p text:style-name="Text_20_body"/>
      <text:h text:style-name="Heading_20_1" text:outline-level="1">Explorative Datenanalyse deskriptive Statistik</text:h>
      <text:p text:style-name="Text_20_body">Deskriptive Statistik (Mittelwerte, Varianzen, Trends, Ranges, Entwicklung der Fallzahlen)</text:p>
      <text:p text:style-name="Text_20_body">Räumliche Analyse</text:p>
      <text:p text:style-name="Text_20_body">Korrelation und Zusammenhänge</text:p>
      <text:p text:style-name="Text_20_body">6 seiten</text:p>
      <text:h text:style-name="Heading_20_1" text:outline-level="1">Inferentielle Statistik</text:h>
      <text:p text:style-name="Text_20_body">Beschreibung der Modellform und formale Darstellung</text:p>
      <text:p text:style-name="Text_20_body">Ergebnisse der Modellierung (Regressionskoeffizient und Signifikanz, Interpretation)</text:p>
      <text:p text:style-name="Text_20_body">Modellbewertung und Validierung (Gütemaße, Modellannahmen, Verzerrung durch Aggregation oder fehlende Variablen)</text:p>
      <text:p text:style-name="Text_20_body">6 seiten</text:p>
      <text:h text:style-name="Heading_20_1" text:outline-level="1">Diskussion der Ergebnisse</text:h>
      <text:p text:style-name="Text_20_body">Interpretation der Befunde</text:p>
      <text:p text:style-name="Text_20_body">Limitationen der Untersuchung</text:p>
      <text:p text:style-name="Text_20_body"/>
      <text:p text:style-name="Text_20_body"><text:soft-page-break/>4 seiten</text:p>
      <text:h text:style-name="Heading_20_1" text:outline-level="1">Zusammenfassung</text:h>
      <text:p text:style-name="Text_20_body">2 seiten</text:p>
      <text:h text:style-name="Heading_20_1" text:outline-level="1">Literaturverzeichnis</text:h>
      <text:p text:style-name="Text_20_body">Datenquellen:</text:p>
      <text:p text:style-name="Text_20_body"><text:a xlink:type="simple" xlink:href="https://recht.nrw.de/lmi/owa/br_bes_text?anw_nr=2&amp;bes_id=4077&amp;aufgehoben=N" text:style-name="Internet_20_link" text:visited-style-name="Visited_20_Internet_20_Link">SGV Inhalt : Verordnung zur Bestimmung der Großen kreisangehörigen Städte und der Mittleren kreisangehörigen Städte nach § 4 der Gemeindeordnung für das Land Nordrhein-Westfalen | RECHT.NRW.DE</text:a> </text:p>
      <text:h text:style-name="P10" text:outline-level="1">Eigenständigkeitserklärung und Übersicht verwendeter Hilfsmittel</text:h>
      <text:p text:style-name="P9"/>
      <text:p text:style-name="P9"/>
      <text:p text:style-name="P9"/>
      <text:p text:style-name="P9"/>
      <text:p text:style-name="P9"/>
      <text:h text:style-name="P10" text:outline-level="1">1 — Mögliche Hauptforschungsfragen</text:h>
      <text:list xml:id="list1529451134003495559" text:style-name="L9">
        <text:list-item>
          <text:p text:style-name="P16">Wie variieren Inanspruchnahmeraten der Eingliederungshilfe nach §35a SGB VIII auf Kreisebene in Nordrhein-Westfalen?</text:p>
        </text:list-item>
        <text:list-item>
          <text:p text:style-name="P16">Welche sozio-ökonomischen, demographischen und versorgungsseitigen Faktoren erklären die regionale Variation der Inanspruchnahme?</text:p>
        </text:list-item>
        <text:list-item>
          <text:p text:style-name="P16">In welchem Ausmaß lassen sich Unterschiede durch Angebot (z. B. Leistungsanbieter, Personal) versus Bedarf (z. B. Armut, Familienstruktur) erklären?</text:p>
        </text:list-item>
        <text:list-item>
          <text:p text:style-name="P16">Gibt es räumliche Abhängigkeiten (z. B. benachbarte Kreise beeinflussen einander) in der Verteilung der Inanspruchnahme?</text:p>
        </text:list-item>
      </text:list>
      <text:h text:style-name="Heading_20_1" text:outline-level="1" text:is-list-header="true">2 — Konkrete Hypothesen (Beispiele)</text:h>
      <text:list xml:id="list2340581878127394785" text:style-name="L10">
        <text:list-item>
          <text:p text:style-name="P17">H1: Kreise mit höherer Kinderarmutsquote weisen höhere Inanspruchnahmeraten von §35a auf.</text:p>
        </text:list-item>
        <text:list-item>
          <text:p text:style-name="P17">H2: Höhere Arbeitslosenquoten sind positiv mit der Inanspruchnahme verbunden.</text:p>
        </text:list-item>
        <text:list-item>
          <text:p text:style-name="P17">H3: Größerer Angebotsbestand (Anzahl von Trägern/Plätzen je Kind) erhöht die gemessene Inanspruchnahme (Versorgungsinduzierte Nachfrage-Hypothese).</text:p>
        </text:list-item>
        <text:list-item>
          <text:p text:style-name="P17">H4: Ländliche Kreise haben niedrigere gemeldete Raten (untererfassungs-/Zugangsproblem).</text:p>
        </text:list-item>
      </text:list>
      <text:h text:style-name="Heading_20_1" text:outline-level="1" text:is-list-header="true">6 — Methodik </text:h>
      <text:list xml:id="list6631126206972421951" text:style-name="L18">
        <text:list-item>
          <text:p text:style-name="P23"><text:span text:style-name="Strong_20_Emphasis">Deskriptive Analyse</text:span>: Karten (Choroplethen), Boxplots, Trendplots (falls Zeitreihe).</text:p>
        </text:list-item>
        <text:list-item>
          <text:p text:style-name="P23"><text:span text:style-name="Strong_20_Emphasis">Bivariate Analyse</text:span>: Korrelationen, Scatterplots mit Fit-Linien.</text:p>
        </text:list-item>
        <text:list-item>
          <text:p text:style-name="P23"><text:soft-page-break/><text:span text:style-name="Strong_20_Emphasis">Regression</text:span>:</text:p>
          <text:list>
            <text:list-item>
              <text:p text:style-name="P23">OLS auf Raten (mit Robust SE; prüfen auf Heteroskedastizität).</text:p>
            </text:list-item>
            <text:list-item>
              <text:p text:style-name="P23"><text:span text:style-name="Strong_20_Emphasis">Count-Modelle</text:span> (Poisson oder Negative Binomial) wenn du absolute Fallzahlen benutzt.</text:p>
            </text:list-item>
            <text:list-item>
              <text:p text:style-name="P23"><text:span text:style-name="Strong_20_Emphasis">Log-Transformation</text:span> der abhängigen Variable, falls schiefe Verteilung.</text:p>
            </text:list-item>
          </text:list>
        </text:list-item>
        <text:list-item>
          <text:p text:style-name="P23"><text:span text:style-name="Strong_20_Emphasis">Räumliche Ökonometrie</text:span>:</text:p>
          <text:list>
            <text:list-item>
              <text:p text:style-name="P23">Test auf räumliche Autokorrelation (Moran’s I).</text:p>
            </text:list-item>
            <text:list-item>
              <text:p text:style-name="P23">Falls nötig: Spatial Lag Model oder Spatial Error Model.</text:p>
            </text:list-item>
          </text:list>
        </text:list-item>
        <text:list-item>
          <text:p text:style-name="P23"><text:span text:style-name="Strong_20_Emphasis">Multilevel / Hierarchische Modelle</text:span>: falls Daten auf mehreren Ebenen (Kreise innerhalb Regierungsbezirke) sinnvoll.</text:p>
        </text:list-item>
        <text:list-item>
          <text:p text:style-name="P23"><text:span text:style-name="Strong_20_Emphasis">Endogenitätsüberlegungen</text:span>: z. B. Angebot kann Nachfrage beeinflussen — Instrumentvariablen (IV) sind schwer, aber denkbar (historische Bedarfe, strukturelle Zuweisungen).</text:p>
        </text:list-item>
        <text:list-item>
          <text:p text:style-name="P23"><text:span text:style-name="Strong_20_Emphasis">Robustheitschecks</text:span>: unterschiedliche Spezifikationen, Subgruppenanalysen (städtisch vs. ländlich), Entfernen von Ausreißern.</text:p>
        </text:list-item>
      </text:list>
      <text:h text:style-name="Heading_20_1" text:outline-level="1" text:is-list-header="true">7 — Diagnostics / Qualitätssicherung</text:h>
      <text:list xml:id="list9210850599361824126" text:style-name="L19">
        <text:list-item>
          <text:p text:style-name="P24">VIF für Multikollinearität.</text:p>
        </text:list-item>
        <text:list-item>
          <text:p text:style-name="P24">Residualplots, QQ-Plots (Normalität / Heteroskedastizität).</text:p>
        </text:list-item>
        <text:list-item>
          <text:p text:style-name="P24">Leverage / Cook’s D für einflussreiche Beobachtungen.</text:p>
        </text:list-item>
        <text:list-item>
          <text:p text:style-name="P24">Teste Modellannahmen (z. B. Overdispersion bei Count-Modellen).</text:p>
        </text:list-item>
        <text:list-item>
          <text:p text:style-name="P24">Kreuzvalidierung / Out-of-sample (wenn du mehr Daten hast).</text:p>
        </text:list-item>
      </text:list>
      <text:h text:style-name="Heading_20_1" text:outline-level="1" text:is-list-header="true">8 — Visualisierungen (wichtig für Ergebnisse)</text:h>
      <text:list xml:id="list2947754730216677288" text:style-name="L20">
        <text:list-item>
          <text:p text:style-name="P25">Choroplethenkarte NRW (Kreise) der Inanspruchnahmeraten.</text:p>
        </text:list-item>
        <text:list-item>
          <text:p text:style-name="P25">Scatterplots: Rate vs. Kinderarmutsquote (mit Regressionslinie).</text:p>
        </text:list-item>
        <text:list-item>
          <text:p text:style-name="P25">Heatmap der Residuen (räumlich).</text:p>
        </text:list-item>
        <text:list-item>
          <text:p text:style-name="P25">Barplots der Top/Bottom-Kreise.</text:p>
        </text:list-item>
        <text:list-item>
          <text:p text:style-name="P25">Korrelationsmatrix als Heatmap.</text:p>
        </text:list-item>
      </text:list>
      <text:p text:style-name="P9"/>
      <text:p text:style-name="P9"/>
      <text:p text:style-name="P9">Rate_i = β0 + β1·Kinderarmut_i + β2·Arbeitslosigkeit_i + β3·Angebot_i + β4·Alleinerziehende_i + … + ε_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gg sans" svg:font-family="'gg sans', 'Noto Sans', 'Helvetica Neue', Helvetica, Arial, sans-serif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13T11:02:10.12</meta:creation-date>
    <dc:date>2026-01-16T15:14:40.35</dc:date>
    <meta:editing-duration>PT17H35M37S</meta:editing-duration>
    <meta:editing-cycles>14</meta:editing-cycles>
    <meta:generator>OpenOffice/4.1.15$Win32 OpenOffice.org_project/4115m2$Build-9813</meta:generator>
    <meta:document-statistic meta:table-count="0" meta:image-count="0" meta:object-count="0" meta:page-count="6" meta:paragraph-count="121" meta:word-count="964" meta:character-count="7915"/>
  </office:meta>
</office:document-meta>
</file>